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7495528541288271020"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text:soft-page-break/>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text:soft-page-break/>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text:soft-page-break/>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text:soft-page-break/></text:p>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text:soft-page-break/>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 С кошмарным всхлипом над водой появляется грибообразное тело чудовища. Тут же вокруг него образовывается гигантских размеров воронка, в которую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Громовержец»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Громовержец»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Эпплджек, а их обеих — Луна.</text:p>
      <text:p text:style-name="P53">– А Рэрити?</text:p>
      <text:p text:style-name="P53">Пегаска чешет затылок.</text:p>
      <text:p text:style-name="P53">– Не помню. Ты падал быстрее всех, у меня не было выбора.</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брубок щупальца на скале. – По-крайней мере, большая его часть.</text:p>
      <text:p text:style-name="P53"/>
      <text:p text:style-name="P53"/>
      <text:p text:style-name="P53"/>
      <text:p text:style-name="P53"/>
      <text:p text:style-name="P39"/>
      <text:p text:style-name="P53"/>
      <text:p text:style-name="P53"/>
      <text:p text:style-name="P53">–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text:soft-page-break/>Над развалинами выстреливает пландерсид, целясь в пролетающего Вондерболта.</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soft-page-break/>...</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text:soft-page-break/>–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oft-page-break/><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text:soft-page-break/>–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text:soft-page-break/>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text:soft-page-break/></text:p>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pan text:style-name="T49">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4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oft-page-break/><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text:soft-page-break/>–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text:soft-page-break/></text:p>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5T11:10:51.90</dc:date>
    <meta:editing-duration>P140DT22H19M4S</meta:editing-duration>
    <meta:editing-cycles>8689</meta:editing-cycles>
    <meta:generator>OpenOffice/4.1.1$Win32 OpenOffice.org_project/411m6$Build-9775</meta:generator>
    <dc:creator>макс </dc:creator>
    <meta:document-statistic meta:table-count="0" meta:image-count="0" meta:object-count="0" meta:page-count="221" meta:paragraph-count="4665" meta:word-count="102764" meta:character-count="653057"/>
  </office:meta>
</office:document-meta>
</file>